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F000029F6000012CF43F11F5E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 Antiqua1" svg:font-family="'Book Antiqua', serif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85cm"/>
    </style:style>
    <style:style style:name="Tabla3.B" style:family="table-column">
      <style:table-column-properties style:column-width="12.654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23cm" fo:padding-right="0.123cm" fo:padding-top="0cm" fo:padding-bottom="0cm" fo:border="0.002cm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2.685cm"/>
    </style:style>
    <style:style style:name="Tabla4.B" style:family="table-column">
      <style:table-column-properties style:column-width="12.654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23cm" fo:padding-right="0.123cm" fo:padding-top="0cm" fo:padding-bottom="0cm" fo:border="0.002cm solid #000000"/>
    </style:style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2.665cm"/>
    </style:style>
    <style:style style:name="Tabla5.B" style:family="table-column">
      <style:table-column-properties style:column-width="12.674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23cm" fo:padding-right="0.123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ideograph-alpha"/>
    </style:style>
    <style:style style:name="P10" style:family="paragraph" style:parent-style-name="Standard">
      <style:paragraph-properties fo:text-align="end" style:justify-single-word="false" style:text-autospace="ideograph-alpha"/>
    </style:style>
    <style:style style:name="P11" style:family="paragraph" style:parent-style-name="Standard">
      <style:text-properties fo:language="es" fo:country="ES"/>
    </style:style>
    <style:style style:name="P12" style:family="paragraph" style:parent-style-name="Standard">
      <style:text-properties fo:font-variant="small-caps"/>
    </style:style>
    <style:style style:name="P13" style:family="paragraph" style:parent-style-name="Standard">
      <style:paragraph-properties fo:text-align="start" style:justify-single-word="false" style:text-autospace="ideograph-alpha"/>
      <style:text-properties fo:font-variant="small-caps" fo:language="es" fo:country="ES"/>
    </style:style>
    <style:style style:name="P14" style:family="paragraph" style:parent-style-name="Standard">
      <style:paragraph-properties fo:text-align="start" style:justify-single-word="false" style:text-autospace="ideograph-alpha"/>
      <style:text-properties fo:font-variant="small-caps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</style:style>
    <style:style style:name="P18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  <style:text-properties fo:font-variant="small-caps"/>
    </style:style>
    <style:style style:name="P19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  <style:text-properties fo:font-variant="small-caps" fo:language="es" fo:country="ES"/>
    </style:style>
    <style:style style:name="P20" style:family="paragraph" style:parent-style-name="Standard">
      <style:paragraph-properties fo:text-align="start" style:justify-single-word="false" fo:padding-left="0.141cm" fo:padding-right="0cm" fo:padding-top="0cm" fo:padding-bottom="0cm" fo:border-left="0.002cm solid #000000" fo:border-right="none" fo:border-top="none" fo:border-bottom="none"/>
    </style:style>
    <style:style style:name="P21" style:family="paragraph" style:parent-style-name="Standard">
      <style:paragraph-properties fo:text-align="start" style:justify-single-word="false" fo:padding-left="0.141cm" fo:padding-right="0cm" fo:padding-top="0cm" fo:padding-bottom="0cm" fo:border-left="0.002cm solid #000000" fo:border-right="none" fo:border-top="none" fo:border-bottom="none"/>
      <style:text-properties fo:color="#808080" style:font-name="Courier New" style:font-name-complex="Courier New"/>
    </style:style>
    <style:style style:name="P22" style:family="paragraph" style:parent-style-name="Standard">
      <style:paragraph-properties fo:text-align="center" style:justify-single-word="false" fo:padding-left="0.141cm" fo:padding-right="0cm" fo:padding-top="0cm" fo:padding-bottom="0cm" fo:border-left="0.002cm solid #000000" fo:border-right="none" fo:border-top="none" fo:border-bottom="none" fo:keep-with-next="always"/>
      <style:text-properties fo:font-variant="small-caps"/>
    </style:style>
    <style:style style:name="P23" style:family="paragraph" style:parent-style-name="WW-caption">
      <style:paragraph-properties fo:text-align="center" style:justify-single-word="false" fo:padding-left="0.141cm" fo:padding-right="0cm" fo:padding-top="0cm" fo:padding-bottom="0cm" fo:border-left="0.002cm solid #000000" fo:border-right="none" fo:border-top="none" fo:border-bottom="none"/>
      <style:text-properties style:language-asian="ja" style:country-asian="JP"/>
    </style:style>
    <style:style style:name="P24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text-align="start" style:justify-single-word="false" fo:padding-left="0.141cm" fo:padding-right="0cm" fo:padding-top="0cm" fo:padding-bottom="0cm" fo:border-left="0.002cm solid #000000" fo:border-right="none" fo:border-top="none" fo:border-bottom="none"/>
      <style:text-properties fo:font-variant="small-caps" style:font-name="Courier New" fo:language="pt" fo:country="BR" style:font-name-complex="Courier New"/>
    </style:style>
    <style:style style:name="P27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</style:style>
    <style:style style:name="P28" style:family="paragraph" style:parent-style-name="heading_20_1" style:list-style-name="RTF_5f_Num_20_6">
      <style:paragraph-properties fo:margin-left="0cm" fo:margin-right="0cm" fo:text-indent="0cm" style:auto-text-indent="false" fo:break-before="page">
        <style:tab-stops/>
      </style:paragraph-properties>
    </style:style>
    <style:style style:name="P29" style:family="paragraph" style:parent-style-name="heading_20_1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30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</style:style>
    <style:style style:name="P31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32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3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fo:language="en" fo:country="US" style:language-asian="ja" style:country-asian="JP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style:style style:name="T4" style:family="text">
      <style:text-properties fo:font-variant="small-caps"/>
    </style:style>
    <style:style style:name="T5" style:family="text">
      <style:text-properties fo:font-variant="small-caps" fo:language="es" fo:country="ES"/>
    </style:style>
    <style:style style:name="T6" style:family="text">
      <style:text-properties style:font-name="Book Antiqua1" fo:font-size="10pt" fo:language="es" fo:country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32"/>
      <text:p text:style-name="Standard"/>
      <text:p text:style-name="Standard"/>
      <text:p text:style-name="P15">Programación Avanzada</text:p>
      <text:p text:style-name="P16"/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 </text:p>
      <text:p text:style-name="P8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X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9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Standard">Nombre1</text:p>
          </table:table-cell>
          <table:table-cell table:style-name="Tabla1.A1" office:value-type="string">
            <text:p text:style-name="P10"><text:span text:style-name="T2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2</text:p>
          </table:table-cell>
          <table:table-cell table:style-name="Tabla1.A1" office:value-type="string">
            <text:p text:style-name="P10"><text:span text:style-name="T2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3</text:p>
          </table:table-cell>
          <table:table-cell table:style-name="Tabla1.A1" office:value-type="string">
            <text:p text:style-name="P10"><text:span text:style-name="T2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4</text:p>
          </table:table-cell>
          <table:table-cell table:style-name="Tabla1.A1" office:value-type="string">
            <text:p text:style-name="P10"><text:span text:style-name="T2">CI:</text:span> 1.111.111-1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9">Nombre Docente</text:p>
          </table:table-cell>
        </table:table-row>
      </table:table>
      <text:p text:style-name="Standard"><text:soft-page-break/></text:p>
      <text:h text:style-name="P27" text:outline-level="1" text:is-list-header="true"><text:bookmark-start text:name="_Toc16341052"/>Indice<text:bookmark-end text:name="_Toc16341052"/>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5">Indice<text:tab/>3</text:p>
          <text:p text:style-name="P25">1Introducción<text:tab/>4</text:p>
          <text:p text:style-name="P24">1.1Propósito<text:tab/>4</text:p>
          <text:p text:style-name="P24">1.2Alcance<text:tab/>4</text:p>
          <text:p text:style-name="P24">1.3Estructura del Documento<text:tab/>4</text:p>
          <text:p text:style-name="P25">2Dominio del Problema<text:tab/>4</text:p>
          <text:p text:style-name="P25">3Restricciones<text:tab/>5</text:p>
          <text:p text:style-name="P25">4Información Adicional<text:tab/>5</text:p>
          <text:p text:style-name="P24">4.1Conceptos<text:tab/>5</text:p>
          <text:p text:style-name="P24">4.2Relaciones<text:tab/>5</text:p>
          <text:p text:style-name="P24">4.3Tipos de Datos<text:tab/>5</text:p>
        </text:index-body>
      </text:table-of-content>
      <text:p text:style-name="P33"/>
      <text:p text:style-name="Standard"/>
      <text:p text:style-name="Standard"/>
      <text:p text:style-name="Standard"/>
      <text:p text:style-name="Standard"/>
      <text:list xml:id="list38357484" text:style-name="RTF_5f_Num_20_6">
        <text:list-item>
          <text:h text:style-name="P28" text:outline-level="1"><text:bookmark-start text:name="_Toc100406377"/>Introducción<text:bookmark-end text:name="_Toc100406377"/></text:h>
          <text:list>
            <text:list-item>
              <text:h text:style-name="P30" text:outline-level="2"><text:bookmark-start text:name="_Toc100219928"/>Propósito<text:bookmark-end text:name="_Toc100219928"/></text:h>
            </text:list-item>
          </text:list>
        </text:list-item>
      </text:list>
      <text:p text:style-name="P11">El propósito de este documento es brindar una descripción general del Modelo de Dominio.</text:p>
      <text:list xml:id="list38356993" text:continue-numbering="true" text:style-name="RTF_5f_Num_20_6">
        <text:list-item>
          <text:list>
            <text:list-item>
              <text:h text:style-name="P30" text:outline-level="2"><text:bookmark-start text:name="_Toc100219929"/>Alcance<text:bookmark-end text:name="_Toc100219929"/></text:h>
            </text:list-item>
          </text:list>
        </text:list-item>
      </text:list>
      <text:p text:style-name="P11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 </text:p>
      <text:list xml:id="list38364776" text:continue-numbering="true" text:style-name="RTF_5f_Num_20_6">
        <text:list-item>
          <text:list>
            <text:list-item>
              <text:h text:style-name="P30" text:outline-level="2"><text:bookmark-start text:name="_Toc100219930"/>Estructura del Documento<text:bookmark-end text:name="_Toc100219930"/></text:h>
            </text:list-item>
          </text:list>
        </text:list-item>
      </text:list>
      <text:p text:style-name="Standard">El documento está dividido en cuatro secciones. La segunda sección presenta el modelo conceptual con los conceptos del dominio y relaciones identificados<text:span text:style-name="T3">. La tercera sección presenta las restricciones de integridad que aplican sobre los conceptos y relaciones identificados. Por último, la cuarta sección presenta una descripción más detallada de los conceptos, relaciones y tipos de datos involucrados en el dominio del problema.</text:span></text:p>
      <text:p text:style-name="P11"/>
      <text:p text:style-name="P19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p>
      <text:list xml:id="list38373317" text:continue-numbering="true" text:style-name="RTF_5f_Num_20_6">
        <text:list-item>
          <text:h text:style-name="P29" text:outline-level="1"><text:bookmark-start text:name="_Toc100406381"/>Dominio del Problema<text:bookmark-end text:name="_Toc100406381"/></text:h>
        </text:list-item>
      </text:list>
      <text:p text:style-name="P12">Se presentan los principales conceptos del dominio del problema que se está modelando así como la relación que existe entre ellos. Se incluye un diagrama de clases expresando gráficamente estos conceptos y relaciones.</text:p>
      <text:p text:style-name="P12"/>
      <text:p text:style-name="P18">A modo de ejemplo en la Figura 2.1 se muestra un modelo conceptual. </text:p>
      <text:p text:style-name="P18"/>
      <text:p text:style-name="P22"><draw:frame draw:style-name="fr1" draw:name="gráficos1" text:anchor-type="as-char" svg:width="12.7cm" svg:height="5.676cm" draw:z-index="0"><draw:image xlink:href="Pictures/2000008F000029F6000012CF43F11F5E.wmf" xlink:type="simple" xlink:show="embed" xlink:actuate="onLoad"/></draw:frame></text:p>
      <text:p text:style-name="P23">Figura <text:user-field-get text:name="STYLEREF 1 \s">2</text:user-field-get>‑<text:user-field-get text:name="SEQ Figura \* ARABIC \s 1">1</text:user-field-get>: <text:s/>Modelo Conceptual del sistema</text:p>
      <text:p text:style-name="P18"/>
      <text:list xml:id="list38371438" text:continue-numbering="true" text:style-name="RTF_5f_Num_20_6">
        <text:list-item>
          <text:h text:style-name="P29" text:outline-level="1"><text:soft-page-break/>Restricciones</text:h>
        </text:list-item>
      </text:list>
      <text:p text:style-name="P12">En esta sección se presentan las restricciones que aplican al modelo. Estas restricciones refieren a los<text:line-break/>elementos ilustrados en el diagrama de la sección anterior y están expresados en lenguaje natural.</text:p>
      <text:p text:style-name="P12"/>
      <text:p text:style-name="P20">-- Restricción en lenguaje natural</text:p>
      <text:p text:style-name="P21">-- ej: El valor de Atrib1 debe ser único para cada Concepto2</text:p>
      <text:p text:style-name="P26"/>
      <text:list xml:id="list38357254" text:continue-numbering="true" text:style-name="RTF_5f_Num_20_6">
        <text:list-item>
          <text:h text:style-name="P29" text:outline-level="1">Información Adicional</text:h>
        </text:list-item>
      </text:list>
      <text:p text:style-name="P18">Para mejor comprensión del dominio analizado, es posible incluir aclaraciones sobre los conceptos, relaciones y tipos de datos involucrados.</text:p>
      <text:list xml:id="list38354347" text:continue-numbering="true" text:style-name="RTF_5f_Num_20_6">
        <text:list-item>
          <text:list>
            <text:list-item>
              <text:h text:style-name="P31" text:outline-level="2">Conceptos</text:h>
            </text:list-item>
          </text:list>
        </text:list-item>
      </text:list>
      <text:p text:style-name="P18">Para describir un concepto se utiliza la siguiente planilla:</text:p>
      <text:p text:style-name="P1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4">Nombre</text:p>
          </table:table-cell>
          <table:table-cell table:style-name="Tabla3.A1" office:value-type="string">
            <text:p text:style-name="P14">Nombre del concepto</text:p>
          </table:table-cell>
        </table:table-row>
        <table:table-row table:style-name="Tabla3.1">
          <table:table-cell table:style-name="Tabla3.A1" office:value-type="string">
            <text:p text:style-name="P14">Descripción</text:p>
          </table:table-cell>
          <table:table-cell table:style-name="Tabla3.A1" office:value-type="string">
            <text:p text:style-name="P9"><text:span text:style-name="T5">Valor del tagged value “documentation” del concepto con una descripción del mismo</text:span><text:span text:style-name="T4"> (qué representa)</text:span></text:p>
          </table:table-cell>
        </table:table-row>
      </table:table>
      <text:p text:style-name="P9"/>
      <text:list xml:id="list38372003" text:continue-numbering="true" text:style-name="RTF_5f_Num_20_6">
        <text:list-item>
          <text:list>
            <text:list-item>
              <text:h text:style-name="P30" text:outline-level="2"><text:bookmark-start text:name="_Toc100406385"/>Relaciones<text:bookmark-end text:name="_Toc100406385"/></text:h>
            </text:list-item>
          </text:list>
        </text:list-item>
      </text:list>
      <text:p text:style-name="P17">Para describir una relación se utiliza la siguiente planilla:</text:p>
      <text:p text:style-name="P1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Nombre</text:p>
          </table:table-cell>
          <table:table-cell table:style-name="Tabla4.A1" office:value-type="string">
            <text:p text:style-name="P9">Nombre de la relación</text:p>
          </table:table-cell>
        </table:table-row>
        <table:table-row table:style-name="Tabla4.1">
          <table:table-cell table:style-name="Tabla4.A1" office:value-type="string">
            <text:p text:style-name="P9">Tipo</text:p>
          </table:table-cell>
          <table:table-cell table:style-name="Tabla4.A1" office:value-type="string">
            <text:p text:style-name="P9">Tipo de relación (asociación, generalización, etc.)</text:p>
          </table:table-cell>
        </table:table-row>
        <table:table-row table:style-name="Tabla4.1">
          <table:table-cell table:style-name="Tabla4.A1" office:value-type="string">
            <text:p text:style-name="P9">Descripción</text:p>
          </table:table-cell>
          <table:table-cell table:style-name="Tabla4.A1" office:value-type="string">
            <text:p text:style-name="P9"><text:span text:style-name="T3">Valor del tagged value “documentation” de la relación con una descripción de la misma </text:span>(qué significa)</text:p>
          </table:table-cell>
        </table:table-row>
      </table:table>
      <text:p text:style-name="P12"/>
      <text:list xml:id="list38363257" text:continue-numbering="true" text:style-name="RTF_5f_Num_20_6">
        <text:list-item>
          <text:list>
            <text:list-item>
              <text:h text:style-name="P31" text:outline-level="2"><text:bookmark-start text:name="_Toc100406386"/>Tipos de Datos<text:bookmark-end text:name="_Toc100406386"/></text:h>
            </text:list-item>
          </text:list>
        </text:list-item>
      </text:list>
      <text:p text:style-name="P18">Para describir un tipo de datos se utiliza la siguiente planilla:</text:p>
      <text:p text:style-name="P1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3">Nombre</text:p>
          </table:table-cell>
          <table:table-cell table:style-name="Tabla5.A1" office:value-type="string">
            <text:p text:style-name="P13">Nombre del tipo de dato</text:p>
          </table:table-cell>
        </table:table-row>
        <table:table-row table:style-name="Tabla5.1">
          <table:table-cell table:style-name="Tabla5.A1" office:value-type="string">
            <text:p text:style-name="P13">Descripción</text:p>
          </table:table-cell>
          <table:table-cell table:style-name="Tabla5.A1" office:value-type="string">
            <text:p text:style-name="P13">Valor del tagged value “documentation” del tipo de dato con una descripción del mismo (cómo está compuesto, qué significa)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 Antiqua1" svg:font-family="'Book Antiqua', serif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fo:text-indent="-2.794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Nimbus Sans L" style:font-size-asian="14pt" style:font-name-complex="Nimbus Sans 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/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2_20_2" style:display-name="RTF_Num 2 2" style:family="text">
      <style:text-properties fo:language="es" fo:country="UY" style:font-name-asian="Times New Roman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2" style:display-name="RTF_Num 3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3" style:display-name="RTF_Num 3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3_20_4" style:display-name="RTF_Num 3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5" style:display-name="RTF_Num 3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6" style:display-name="RTF_Num 3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3_20_7" style:display-name="RTF_Num 3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8" style:display-name="RTF_Num 3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9" style:display-name="RTF_Num 3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8_20_1" style:display-name="RTF_Num 8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8_20_2" style:display-name="RTF_Num 8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8_20_3" style:display-name="RTF_Num 8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8_20_4" style:display-name="RTF_Num 8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8_20_5" style:display-name="RTF_Num 8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8_20_6" style:display-name="RTF_Num 8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8_20_7" style:display-name="RTF_Num 8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8_20_8" style:display-name="RTF_Num 8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8_20_9" style:display-name="RTF_Num 8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9_20_1" style:display-name="RTF_Num 9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Book Antiqua1" fo:font-size="10pt" fo:language="es" fo:country="none"/>
    </style:style>
    <style:style style:name="MT2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53cm" fo:margin-left="0cm" fo:margin-right="0cm" fo:margin-top="1.25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dad de la República | Administración Nacional de la Educación Pública</text:span> </text:p>
        <text:p text:style-name="MP2"/>
      </style:header>
      <style:header-left>
        <text:p text:style-name="Header"/>
      </style:header-left>
      <style:footer>
        <text:p text:style-name="MP3"/>
        <text:p text:style-name="MP4"><text:span text:style-name="page_20_number"><text:span text:style-name="MT2"><text:s text:c="145"/></text:span></text:span><text:page-number style:num-format="1" text:select-page="current">5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9:26:00</meta:creation-date>
    <dc:date>2010-02-20T18:25:31.86</dc:date>
    <meta:generator>OpenOffice.org/3.1$Win32 OpenOffice.org_project/310m11$Build-9399</meta:generator>
    <meta:editing-duration>PT00H05M54S</meta:editing-duration>
    <meta:editing-cycles>2</meta:editing-cycles>
    <meta:document-statistic meta:table-count="5" meta:image-count="1" meta:object-count="0" meta:page-count="5" meta:paragraph-count="68" meta:word-count="491" meta:character-count="3337"/>
  </office:meta>
</office:document-meta>
</file>